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Vérification du fichier :</text:p>
      <text:p text:style-name="Standard"/>
      <text:p text:style-name="Standard">if (file) {</text:p>
      <text:p text:style-name="Standard">Cette ligne vérifie si un fichier a été sélectionné. La variable file est obtenue à partir de l'input file et représente le fichier sélectionné par l'utilisateur.</text:p>
      <text:p text:style-name="Standard"/>
      <text:p text:style-name="Standard">Création d'un FileReader :</text:p>
      <text:p text:style-name="Standard"/>
      <text:p text:style-name="Standard">const reader = new FileReader();</text:p>
      <text:p text:style-name="Standard">FileReader est un objet JavaScript qui permet de lire le contenu des fichiers de manière asynchrone. Ici, un nouvel objet FileReader est créé et stocké dans la variable reader.</text:p>
      <text:p text:style-name="Standard"/>
      <text:p text:style-name="Standard">Définition de l'événement onload :</text:p>
      <text:p text:style-name="Standard"/>
      <text:p text:style-name="Standard">reader.onload = function(e) {</text:p>
      <text:p text:style-name="Standard">Cette ligne définit une fonction de rappel (callback) qui sera exécutée lorsque le fichier a été entièrement lu. L'événement onload est déclenché lorsque l'opération de lecture est terminée avec succès.</text:p>
      <text:p text:style-name="Standard"/>
      <text:p text:style-name="Standard">Création d'un élément image :</text:p>
      <text:p text:style-name="Standard"/>
      <text:p text:style-name="Standard">const img = document.createElement('img');</text:p>
      <text:p text:style-name="Standard">Un nouvel élément &lt;img&gt; est créé dynamiquement à l'aide de document.createElement.</text:p>
      <text:p text:style-name="Standard"/>
      <text:p text:style-name="Standard">Définition de la source de l'image :</text:p>
      <text:p text:style-name="Standard"/>
      <text:p text:style-name="Standard">img.src = e.target.result;</text:p>
      <text:p text:style-name="Standard">e.target.result contient les données de l'image lues par le FileReader. Cette donnée est généralement une URL de données (data URL) représentant le fichier sous forme de chaîne de caractères encodée en Base64. Elle est utilisée pour définir la source (src) de l'élément image.</text:p>
      <text:p text:style-name="Standard"/>
      <text:p text:style-name="Standard">Ajout d'une classe CSS :</text:p>
      <text:p text:style-name="Standard"/>
      <text:p text:style-name="Standard">img.classList.add('selected-img');</text:p>
      <text:p text:style-name="Standard">La classe selected-img est ajoutée à l'élément image pour pouvoir appliquer des styles CSS spécifiques.</text:p>
      <text:p text:style-name="Standard"/>
      <text:p text:style-name="Standard">Ajout de l'image au DOM :</text:p>
      <text:p text:style-name="Standard"/>
      <text:p text:style-name="Standard">imageArea.appendChild(img);</text:p>
      <text:p text:style-name="Standard">L'élément image nouvellement créé est ajouté comme enfant de imageArea, qui est la div contenant l'image.</text:p>
      <text:p text:style-name="Standard"/>
      <text:p text:style-name="Standard">Lecture du fichier :</text:p>
      <text:p text:style-name="Standard"/>
      <text:p text:style-name="Standard">reader.readAsDataURL(file);</text:p>
      <text:p text:style-name="Standard">Cette ligne démarre la lecture du fichier. La méthode readAsDataURL lit le contenu du fichier et, lorsqu'elle est terminée, déclenche l'événement onload défini plus tôt. Le résultat de la lecture (une URL de données) est passé à l'événement onload.</text:p>
      <text:p text:style-name="Standard">En résumé, ce code lit le fichier image sélectionné par l'utilisateur, le transforme en URL de données, crée un nouvel élément image avec cette URL comme source, puis ajoute cet élément au DOM pour l'afficher sur la pag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8T11:20:13.117000000</meta:creation-date>
    <dc:date>2024-05-28T14:39:43.048000000</dc:date>
    <meta:editing-duration>PT3H9M6S</meta:editing-duration>
    <meta:editing-cycles>1</meta:editing-cycles>
    <meta:document-statistic meta:table-count="0" meta:image-count="0" meta:object-count="0" meta:page-count="1" meta:paragraph-count="25" meta:word-count="309" meta:character-count="2022" meta:non-whitespace-character-count="1738"/>
    <meta:generator>LibreOffice/24.2.2.2$Windows_X86_64 LibreOffice_project/d56cc158d8a96260b836f100ef4b4ef25d6f1a01</meta:generator>
  </office:meta>
</office:document-meta>
</file>